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c358" officeooo:paragraph-rsid="0016c358"/>
    </style:style>
    <style:style style:name="P2" style:family="paragraph" style:parent-style-name="Standard">
      <style:text-properties fo:font-weight="bold" officeooo:rsid="0022d191" officeooo:paragraph-rsid="0022d191" style:font-weight-asian="bold" style:font-weight-complex="bold"/>
    </style:style>
    <style:style style:name="P3" style:family="paragraph" style:parent-style-name="Standard">
      <style:text-properties fo:font-size="18pt" fo:font-weight="bold" officeooo:rsid="0016c358" officeooo:paragraph-rsid="0016c358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7212a" officeooo:paragraph-rsid="0017212a"/>
    </style:style>
    <style:style style:name="P5" style:family="paragraph" style:parent-style-name="Standard">
      <style:text-properties officeooo:rsid="0019017e" officeooo:paragraph-rsid="0019017e"/>
    </style:style>
    <style:style style:name="P6" style:family="paragraph" style:parent-style-name="Standard">
      <style:text-properties officeooo:rsid="00190d4b" officeooo:paragraph-rsid="00190d4b"/>
    </style:style>
    <style:style style:name="P7" style:family="paragraph" style:parent-style-name="Standard">
      <style:text-properties officeooo:rsid="001b0bfc" officeooo:paragraph-rsid="001b0bfc"/>
    </style:style>
    <style:style style:name="P8" style:family="paragraph" style:parent-style-name="Standard">
      <style:text-properties officeooo:rsid="001c7720" officeooo:paragraph-rsid="001c7720"/>
    </style:style>
    <style:style style:name="P9" style:family="paragraph" style:parent-style-name="Standard">
      <style:text-properties officeooo:rsid="001dfcf5" officeooo:paragraph-rsid="001dfcf5"/>
    </style:style>
    <style:style style:name="P10" style:family="paragraph" style:parent-style-name="Standard">
      <style:text-properties officeooo:rsid="001feb4e" officeooo:paragraph-rsid="001feb4e"/>
    </style:style>
    <style:style style:name="P11" style:family="paragraph" style:parent-style-name="Standard">
      <style:text-properties officeooo:rsid="00203d53" officeooo:paragraph-rsid="00203d53"/>
    </style:style>
    <style:style style:name="P12" style:family="paragraph" style:parent-style-name="Standard">
      <style:text-properties officeooo:rsid="0022d191" officeooo:paragraph-rsid="0022d191"/>
    </style:style>
    <style:style style:name="P13" style:family="paragraph" style:parent-style-name="Standard">
      <style:text-properties officeooo:rsid="0023255c" officeooo:paragraph-rsid="0023255c"/>
    </style:style>
    <style:style style:name="P14" style:family="paragraph" style:parent-style-name="Standard">
      <style:text-properties officeooo:rsid="0023c9aa" officeooo:paragraph-rsid="0023c9aa"/>
    </style:style>
    <style:style style:name="T1" style:family="text">
      <style:text-properties officeooo:rsid="002325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Packet receving information:</text:p>
      <text:p text:style-name="P1"/>
      <text:p text:style-name="P1"/>
      <text:p text:style-name="P7">/*=======================================================================</text:p>
      <text:p text:style-name="P7"><text:s text:c="24"/>Receiver routines</text:p>
      <text:p text:style-name="P7"><text:s text:c="2"/>=======================================================================*/</text:p>
      <text:p text:style-name="P7"/>
      <text:p text:style-name="P7">int netdev_max_backlog __read_mostly = 1000;</text:p>
      <text:p text:style-name="P7">EXPORT_SYMBOL(netdev_max_backlog);</text:p>
      <text:p text:style-name="P7"/>
      <text:p text:style-name="P7">int netdev_tstamp_prequeue __read_mostly = 1;</text:p>
      <text:p text:style-name="P7">int netdev_budget __read_mostly = 300;</text:p>
      <text:p text:style-name="P7">int weight_p __read_mostly = 64; <text:s text:c="11"/>/* old backlog weight */</text:p>
      <text:p text:style-name="P7"/>
      <text:p text:style-name="P7"/>
      <text:p text:style-name="P7"/>
      <text:p text:style-name="P1"><text:s text:c="8"/>/*</text:p>
      <text:p text:style-name="P1"><text:s text:c="9"/>* <text:s text:c="5"/>Initialise the packet receive queues.</text:p>
      <text:p text:style-name="P1"><text:s text:c="9"/>*/</text:p>
      <text:p text:style-name="P1"/>
      <text:p text:style-name="P1"><text:s text:c="8"/>for_each_possible_cpu(i) {</text:p>
      <text:p text:style-name="P1"><text:s text:c="16"/>struct softnet_data *sd = &amp;per_cpu(softnet_data, i);</text:p>
      <text:p text:style-name="P1"/>
      <text:p text:style-name="P1"><text:s text:c="16"/>skb_queue_head_init(&amp;sd-&gt;input_pkt_queue);</text:p>
      <text:p text:style-name="P1"><text:s text:c="16"/>skb_queue_head_init(&amp;sd-&gt;process_queue);</text:p>
      <text:p text:style-name="P1"><text:s text:c="16"/>INIT_LIST_HEAD(&amp;sd-&gt;poll_list);</text:p>
      <text:p text:style-name="P1"><text:s text:c="16"/>sd-&gt;output_queue_tailp = &amp;sd-&gt;output_queue;</text:p>
      <text:p text:style-name="P1">#ifdef CONFIG_RPS</text:p>
      <text:p text:style-name="P1"><text:s text:c="16"/>sd-&gt;csd.func = rps_trigger_softirq;</text:p>
      <text:p text:style-name="P1"><text:s text:c="16"/>sd-&gt;csd.info = sd;</text:p>
      <text:p text:style-name="P1"><text:s text:c="16"/>sd-&gt;cpu = i;</text:p>
      <text:p text:style-name="P1">#endif</text:p>
      <text:p text:style-name="P1"/>
      <text:p text:style-name="P1"><text:s text:c="16"/>sd-&gt;backlog.poll = process_backlog;</text:p>
      <text:p text:style-name="P1"><text:s text:c="16"/>sd-&gt;backlog.weight = weight_p;</text:p>
      <text:p text:style-name="P1"><text:s text:c="8"/>}</text:p>
      <text:p text:style-name="P1"/>
      <text:p text:style-name="P4"><text:s/>open_softirq(NET_RX_SOFTIRQ, net_rx_action)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tatic void net_rx_action(struct softirq_action *h)</text:p>
      <text:p text:style-name="P5">{</text:p>
      <text:p text:style-name="P5"><text:s text:c="8"/>struct softnet_data *sd = this_cpu_ptr(&amp;softnet_data);</text:p>
      <text:p text:style-name="P5"><text:s text:c="8"/>unsigned long time_limit = jiffies + 2;</text:p>
      <text:p text:style-name="P5"><text:s text:c="8"/>int budget = netdev_budget;</text:p>
      <text:p text:style-name="P5"><text:s text:c="8"/>LIST_HEAD(list);</text:p>
      <text:p text:style-name="P5"><text:s text:c="8"/>LIST_HEAD(repoll);</text:p>
      <text:p text:style-name="P5"/>
      <text:p text:style-name="P5"><text:s text:c="8"/>local_irq_disable();</text:p>
      <text:p text:style-name="P5"><text:s text:c="8"/>list_splice_init(&amp;sd-&gt;poll_list, &amp;list);</text:p>
      <text:p text:style-name="P5"><text:s text:c="8"/>local_irq_enable();</text:p>
      <text:p text:style-name="P5"/>
      <text:p text:style-name="P5"><text:s text:c="8"/>for (;;) {</text:p>
      <text:p text:style-name="P5"><text:s text:c="16"/>struct napi_struct *n;</text:p>
      <text:p text:style-name="P5"/>
      <text:p text:style-name="P5"><text:s text:c="16"/>if (list_empty(&amp;list)) {</text:p>
      <text:p text:style-name="P5"><text:s text:c="24"/>if (!sd_has_rps_ipi_waiting(sd) &amp;&amp; list_empty(&amp;repoll))</text:p>
      <text:p text:style-name="P5"><text:s text:c="32"/>return;</text:p>
      <text:p text:style-name="P5"><text:s text:c="24"/>break;</text:p>
      <text:p text:style-name="P5"><text:s text:c="16"/>}</text:p>
      <text:p text:style-name="P5"/>
      <text:p text:style-name="P5"><text:s text:c="16"/>n = list_first_entry(&amp;list, struct napi_struct, poll_list);</text:p>
      <text:p text:style-name="P5"><text:s text:c="16"/>budget -= napi_poll(n, &amp;repoll);</text:p>
      <text:p text:style-name="P5"/>
      <text:p text:style-name="P5"><text:s text:c="16"/>/* If softirq window is exhausted then punt.</text:p>
      <text:p text:style-name="P5"><text:s text:c="17"/>* Allow this to run for 2 jiffies since which will allow</text:p>
      <text:p text:style-name="P5"><text:s text:c="17"/>* an average latency of 1.5/HZ.</text:p>
      <text:p text:style-name="P5"><text:s text:c="17"/>*/</text:p>
      <text:p text:style-name="P5"><text:s text:c="16"/>if (unlikely(budget &lt;= 0 ||</text:p>
      <text:p text:style-name="P5"><text:s text:c="29"/>time_after_eq(jiffies, time_limit))) {</text:p>
      <text:p text:style-name="P5"><text:s text:c="24"/>sd-&gt;time_squeeze++;</text:p>
      <text:p text:style-name="P5"><text:s text:c="24"/>break;</text:p>
      <text:p text:style-name="P5"><text:s text:c="16"/>}</text:p>
      <text:p text:style-name="P5"><text:s text:c="8"/>}</text:p>
      <text:p text:style-name="P5"><text:soft-page-break/></text:p>
      <text:p text:style-name="P5"><text:s text:c="8"/>local_irq_disable();</text:p>
      <text:p text:style-name="P5"/>
      <text:p text:style-name="P6"><text:s text:c="8"/>list_splice_tail_init(&amp;sd-&gt;poll_list, &amp;list);</text:p>
      <text:p text:style-name="P6"><text:s text:c="8"/>list_splice_tail(&amp;repoll, &amp;list);</text:p>
      <text:p text:style-name="P6"><text:s text:c="8"/>list_splice(&amp;list, &amp;sd-&gt;poll_list);</text:p>
      <text:p text:style-name="P6"><text:s text:c="8"/>if (!list_empty(&amp;sd-&gt;poll_list))</text:p>
      <text:p text:style-name="P6"><text:s text:c="16"/>__raise_softirq_irqoff(NET_RX_SOFTIRQ);</text:p>
      <text:p text:style-name="P6"/>
      <text:p text:style-name="P6"><text:s text:c="8"/>net_rps_action_and_irq_enable(sd);</text:p>
      <text:p text:style-name="P6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NON-NAPI device case.</text:p>
      <text:p text:style-name="P5"/>
      <text:p text:style-name="P5"/>
      <text:p text:style-name="P5"><text:s text:c="32"/></text:p>
      <text:p text:style-name="P8">/**</text:p>
      <text:p text:style-name="P8"><text:s/>* <text:s text:c="5"/>netif_rx <text:s text:c="7"/>- <text:s text:c="6"/>post buffer to the network code</text:p>
      <text:p text:style-name="P8"><text:s/>* <text:s text:c="5"/>@skb: buffer to post</text:p>
      <text:p text:style-name="P8"><text:s/>*</text:p>
      <text:p text:style-name="P8"><text:s/>* <text:s text:c="5"/>This function receives a packet from a device driver and queues it for</text:p>
      <text:p text:style-name="P8"><text:s/>* <text:s text:c="5"/>the upper (protocol) levels to process. <text:s/>It always succeeds. The buffer</text:p>
      <text:p text:style-name="P8"><text:s/>* <text:s text:c="5"/>may be dropped during processing for congestion control or by the</text:p>
      <text:p text:style-name="P8"><text:s/>* <text:s text:c="5"/>protocol layers.</text:p>
      <text:p text:style-name="P8"><text:s/>*</text:p>
      <text:p text:style-name="P8"><text:s/>* <text:s text:c="5"/>return values:</text:p>
      <text:p text:style-name="P8"><text:s/>* <text:s text:c="5"/>NET_RX_SUCCESS <text:s/>(no congestion)</text:p>
      <text:p text:style-name="P8"><text:s/>* <text:s text:c="5"/>NET_RX_DROP <text:s text:c="4"/>(packet was dropped)</text:p>
      <text:p text:style-name="P8"><text:s/>*</text:p>
      <text:p text:style-name="P8"><text:s/>*/</text:p>
      <text:p text:style-name="P8"/>
      <text:p text:style-name="P8">int netif_rx(struct sk_buff *skb)</text:p>
      <text:p text:style-name="P8">{</text:p>
      <text:p text:style-name="P8"><text:s text:c="8"/>trace_netif_rx_entry(skb);</text:p>
      <text:p text:style-name="P8"/>
      <text:p text:style-name="P8"><text:s text:c="8"/>return netif_rx_internal(skb);</text:p>
      <text:p text:style-name="P8">}</text:p>
      <text:p text:style-name="P8">EXPORT_SYMBOL(netif_rx);</text:p>
      <text:p text:style-name="P5"/>
      <text:p text:style-name="P5"/>
      <text:p text:style-name="P5"><text:soft-page-break/></text:p>
      <text:p text:style-name="P9">static int netif_rx_internal(struct sk_buff *skb)</text:p>
      <text:p text:style-name="P9">{</text:p>
      <text:p text:style-name="P9"><text:s text:c="8"/>int ret;</text:p>
      <text:p text:style-name="P9"/>
      <text:p text:style-name="P9"><text:s text:c="8"/>net_timestamp_check(netdev_tstamp_prequeue, skb);</text:p>
      <text:p text:style-name="P9"/>
      <text:p text:style-name="P9"><text:s text:c="8"/>trace_netif_rx(skb);</text:p>
      <text:p text:style-name="P9">#ifdef CONFIG_RPS</text:p>
      <text:p text:style-name="P9"><text:s text:c="8"/>if (static_key_false(&amp;rps_needed)) {</text:p>
      <text:p text:style-name="P9"><text:s text:c="16"/>struct rps_dev_flow voidflow, *rflow = &amp;voidflow;</text:p>
      <text:p text:style-name="P9"><text:s text:c="16"/>int cpu;</text:p>
      <text:p text:style-name="P9"/>
      <text:p text:style-name="P9"><text:s text:c="16"/>preempt_disable();</text:p>
      <text:p text:style-name="P9"><text:s text:c="16"/>rcu_read_lock();</text:p>
      <text:p text:style-name="P9"/>
      <text:p text:style-name="P9"><text:s text:c="16"/>cpu = get_rps_cpu(skb-&gt;dev, skb, &amp;rflow);</text:p>
      <text:p text:style-name="P9"><text:s text:c="16"/>if (cpu &lt; 0)</text:p>
      <text:p text:style-name="P9"><text:s text:c="24"/>cpu = smp_processor_id();</text:p>
      <text:p text:style-name="P9"/>
      <text:p text:style-name="P9"><text:s text:c="16"/>ret = enqueue_to_backlog(skb, cpu, &amp;rflow-&gt;last_qtail);</text:p>
      <text:p text:style-name="P9"/>
      <text:p text:style-name="P9"><text:s text:c="16"/>rcu_read_unlock();</text:p>
      <text:p text:style-name="P9"><text:s text:c="16"/>preempt_enable();</text:p>
      <text:p text:style-name="P9"><text:s text:c="8"/>} else</text:p>
      <text:p text:style-name="P9">#endif</text:p>
      <text:p text:style-name="P9"><text:s text:c="8"/>{</text:p>
      <text:p text:style-name="P9"><text:s text:c="16"/>unsigned int qtail;</text:p>
      <text:p text:style-name="P9"><text:s text:c="16"/>ret = enqueue_to_backlog(skb, get_cpu(), &amp;qtail);</text:p>
      <text:p text:style-name="P9"><text:s text:c="16"/>put_cpu();</text:p>
      <text:p text:style-name="P9"><text:s text:c="8"/>}</text:p>
      <text:p text:style-name="P9"><text:s text:c="8"/>return ret;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/>
      <text:p text:style-name="P10">/*</text:p>
      <text:p text:style-name="P10"><text:s/>* enqueue_to_backlog is called to queue an skb to a per CPU backlog</text:p>
      <text:p text:style-name="P10"><text:s/>* queue (may be a remote CPU queue).</text:p>
      <text:p text:style-name="P10"><text:s/>*/</text:p>
      <text:p text:style-name="P10">static int enqueue_to_backlog(struct sk_buff *skb, int cpu,</text:p>
      <text:p text:style-name="P10"><text:s text:c="30"/>unsigned int *qtail)</text:p>
      <text:p text:style-name="P10">{</text:p>
      <text:p text:style-name="P10"><text:s text:c="8"/>struct softnet_data *sd;</text:p>
      <text:p text:style-name="P10"><text:s text:c="8"/>unsigned long flags;</text:p>
      <text:p text:style-name="P10"><text:s text:c="8"/>unsigned int qlen;</text:p>
      <text:p text:style-name="P10"/>
      <text:p text:style-name="P10"><text:s text:c="8"/>sd = &amp;per_cpu(softnet_data, cpu);</text:p>
      <text:p text:style-name="P10"/>
      <text:p text:style-name="P10"><text:s text:c="8"/>local_irq_save(flags);</text:p>
      <text:p text:style-name="P10"/>
      <text:p text:style-name="P10"><text:s text:c="8"/>rps_lock(sd);</text:p>
      <text:p text:style-name="P10"><text:s text:c="8"/>if (!netif_running(skb-&gt;dev))</text:p>
      <text:p text:style-name="P10"><text:s text:c="16"/>goto drop;</text:p>
      <text:p text:style-name="P10"><text:s text:c="8"/>qlen = skb_queue_len(&amp;sd-&gt;input_pkt_queue);</text:p>
      <text:p text:style-name="P10"><text:s text:c="8"/>if (qlen &lt;= netdev_max_backlog &amp;&amp; !skb_flow_limit(skb, qlen)) {</text:p>
      <text:p text:style-name="P10"><text:s text:c="16"/>if (qlen) {</text:p>
      <text:p text:style-name="P10">enqueue:</text:p>
      <text:p text:style-name="P10"><text:s text:c="24"/>__skb_queue_tail(&amp;sd-&gt;input_pkt_queue, skb);</text:p>
      <text:p text:style-name="P10"><text:s text:c="24"/>input_queue_tail_incr_save(sd, qtail);</text:p>
      <text:p text:style-name="P10"><text:s text:c="24"/>rps_unlock(sd);</text:p>
      <text:p text:style-name="P10"><text:s text:c="24"/>local_irq_restore(flags);</text:p>
      <text:p text:style-name="P10"><text:s text:c="24"/>return NET_RX_SUCCESS;</text:p>
      <text:p text:style-name="P10"><text:s text:c="16"/>}</text:p>
      <text:p text:style-name="P10"/>
      <text:p text:style-name="P10"><text:s text:c="16"/>/* Schedule NAPI for backlog device</text:p>
      <text:p text:style-name="P10"><text:s text:c="17"/>* We can use non atomic operation since we own the queue lock</text:p>
      <text:p text:style-name="P10"><text:s text:c="17"/>*/</text:p>
      <text:p text:style-name="P10"><text:s text:c="16"/>if (!__test_and_set_bit(NAPI_STATE_SCHED, &amp;sd-&gt;backlog.state)) {</text:p>
      <text:p text:style-name="P10"><text:s text:c="24"/>if (!rps_ipi_queued(sd))</text:p>
      <text:p text:style-name="P10"><text:s text:c="32"/>____napi_schedule(sd, &amp;sd-&gt;backlog);</text:p>
      <text:p text:style-name="P10"><text:s text:c="16"/>}</text:p>
      <text:p text:style-name="P10"><text:s text:c="16"/>goto enqueue;</text:p>
      <text:p text:style-name="P10"><text:s text:c="8"/>}</text:p>
      <text:p text:style-name="P10"/>
      <text:p text:style-name="P10">drop:</text:p>
      <text:p text:style-name="P10"><text:s text:c="8"/>sd→dropped++;</text:p>
      <text:p text:style-name="P11"/>
      <text:p text:style-name="P11">/*</text:p>
      <text:p text:style-name="P11"><text:s/>* enqueue_to_backlog is called to queue an skb to a per CPU backlog</text:p>
      <text:p text:style-name="P11"><text:s/>* queue (may be a remote CPU queue).</text:p>
      <text:p text:style-name="P11"><text:s/>*/</text:p>
      <text:p text:style-name="P11"><text:soft-page-break/>static int enqueue_to_backlog(struct sk_buff *skb, int cpu,</text:p>
      <text:p text:style-name="P11"><text:s text:c="30"/>unsigned int *qtail)</text:p>
      <text:p text:style-name="P11">{</text:p>
      <text:p text:style-name="P11"><text:s text:c="8"/>struct softnet_data *sd;</text:p>
      <text:p text:style-name="P11"><text:s text:c="8"/>unsigned long flags;</text:p>
      <text:p text:style-name="P11"><text:s text:c="8"/>unsigned int qlen;</text:p>
      <text:p text:style-name="P11"/>
      <text:p text:style-name="P11"><text:s text:c="8"/>sd = &amp;per_cpu(softnet_data, cpu);</text:p>
      <text:p text:style-name="P11"/>
      <text:p text:style-name="P11"><text:s text:c="8"/>local_irq_save(flags);</text:p>
      <text:p text:style-name="P11"/>
      <text:p text:style-name="P11"><text:s text:c="8"/>rps_lock(sd);</text:p>
      <text:p text:style-name="P11"><text:s text:c="8"/>if (!netif_running(skb-&gt;dev))</text:p>
      <text:p text:style-name="P11"><text:s text:c="16"/>goto drop;</text:p>
      <text:p text:style-name="P11"><text:s text:c="8"/>qlen = skb_queue_len(&amp;sd-&gt;input_pkt_queue);</text:p>
      <text:p text:style-name="P11"><text:s text:c="8"/>if (qlen &lt;= netdev_max_backlog &amp;&amp; !skb_flow_limit(skb, qlen)) {</text:p>
      <text:p text:style-name="P11"><text:s text:c="16"/>if (qlen) {</text:p>
      <text:p text:style-name="P11">enqueue:</text:p>
      <text:p text:style-name="P11"><text:s text:c="24"/>__skb_queue_tail(&amp;sd-&gt;input_pkt_queue, skb);</text:p>
      <text:p text:style-name="P11"><text:s text:c="24"/>input_queue_tail_incr_save(sd, qtail);</text:p>
      <text:p text:style-name="P11"><text:s text:c="24"/>rps_unlock(sd);</text:p>
      <text:p text:style-name="P11"><text:s text:c="24"/>local_irq_restore(flags);</text:p>
      <text:p text:style-name="P11"><text:s text:c="24"/>return NET_RX_SUCCESS;</text:p>
      <text:p text:style-name="P11"><text:s text:c="16"/>}</text:p>
      <text:p text:style-name="P11"/>
      <text:p text:style-name="P11"><text:s text:c="16"/>/* Schedule NAPI for backlog device</text:p>
      <text:p text:style-name="P11"><text:s text:c="17"/>* We can use non atomic operation since we own the queue lock</text:p>
      <text:p text:style-name="P11"><text:s text:c="17"/>*/</text:p>
      <text:p text:style-name="P11"><text:s text:c="16"/>if (!__test_and_set_bit(NAPI_STATE_SCHED, &amp;sd-&gt;backlog.state)) {</text:p>
      <text:p text:style-name="P11"><text:s text:c="24"/>if (!rps_ipi_queued(sd))</text:p>
      <text:p text:style-name="P11"><text:s text:c="32"/>____napi_schedule(sd, &amp;sd-&gt;backlog);</text:p>
      <text:p text:style-name="P11"><text:s text:c="16"/>}</text:p>
      <text:p text:style-name="P11"><text:s text:c="16"/>goto enqueue;</text:p>
      <text:p text:style-name="P11"><text:s text:c="8"/>}</text:p>
      <text:p text:style-name="P11"/>
      <text:p text:style-name="P11">drop:</text:p>
      <text:p text:style-name="P11"><text:s text:c="8"/>sd→dropped++;</text:p>
      <text:p text:style-name="P11"><text:s text:c="8"/>rps_unlock(sd);</text:p>
      <text:p text:style-name="P11"/>
      <text:p text:style-name="P11"><text:s text:c="8"/>local_irq_restore(flags);</text:p>
      <text:p text:style-name="P11"/>
      <text:p text:style-name="P11"><text:s text:c="8"/>atomic_long_inc(&amp;skb-&gt;dev-&gt;rx_dropped);</text:p>
      <text:p text:style-name="P11"><text:s text:c="8"/>kfree_skb(skb);</text:p>
      <text:p text:style-name="P11"><text:s text:c="8"/>return NET_RX_DROP;</text:p>
      <text:p text:style-name="P11">}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2">Processing backlog</text:p>
      <text:p text:style-name="P12">static int process_backlog(struct napi_struct *napi, int quota)</text:p>
      <text:p text:style-name="P12">{</text:p>
      <text:p text:style-name="P12"><text:s text:c="8"/>int work = 0;</text:p>
      <text:p text:style-name="P12"><text:s text:c="8"/>struct softnet_data *sd = container_of(napi, struct softnet_data, backlog);</text:p>
      <text:p text:style-name="P12"/>
      <text:p text:style-name="P12"><text:s text:c="8"/>/* Check if we have pending ipi, its better to send them now,</text:p>
      <text:p text:style-name="P12"><text:s text:c="9"/>* not waiting net_rx_action() end.</text:p>
      <text:p text:style-name="P12"><text:s text:c="9"/>*/</text:p>
      <text:p text:style-name="P12"><text:s text:c="8"/>if (sd_has_rps_ipi_waiting(sd)) {</text:p>
      <text:p text:style-name="P12"><text:s text:c="16"/>local_irq_disable();</text:p>
      <text:p text:style-name="P12"><text:s text:c="16"/>net_rps_action_and_irq_enable(sd);</text:p>
      <text:p text:style-name="P12"><text:s text:c="8"/>}</text:p>
      <text:p text:style-name="P12"/>
      <text:p text:style-name="P12"><text:s text:c="8"/>napi-&gt;weight = weight_p;</text:p>
      <text:p text:style-name="P12"><text:s text:c="8"/>local_irq_disable();</text:p>
      <text:p text:style-name="P12"><text:s text:c="8"/>while (1) {</text:p>
      <text:p text:style-name="P12"><text:s text:c="16"/>struct sk_buff *skb;</text:p>
      <text:p text:style-name="P12"/>
      <text:p text:style-name="P12"><text:s text:c="16"/>while ((skb = __skb_dequeue(&amp;sd-&gt;process_queue))) {</text:p>
      <text:p text:style-name="P12"><text:s text:c="24"/>rcu_read_lock();</text:p>
      <text:p text:style-name="P12"><text:s text:c="24"/>local_irq_enable();</text:p>
      <text:p text:style-name="P12"><text:s text:c="24"/>__netif_receive_skb(skb);</text:p>
      <text:p text:style-name="P12"><text:s text:c="24"/>rcu_read_unlock();</text:p>
      <text:p text:style-name="P12"><text:s text:c="24"/>local_irq_disable();</text:p>
      <text:p text:style-name="P12"><text:s text:c="24"/>input_queue_head_incr(sd);</text:p>
      <text:p text:style-name="P12"><text:s text:c="24"/>if (++work &gt;= quota) {</text:p>
      <text:p text:style-name="P12"><text:s text:c="32"/>local_irq_enable();</text:p>
      <text:p text:style-name="P12"><text:s text:c="32"/>return work;</text:p>
      <text:p text:style-name="P12"><text:s text:c="24"/>}</text:p>
      <text:p text:style-name="P12"><text:s text:c="16"/>}</text:p>
      <text:p text:style-name="P12"/>
      <text:p text:style-name="P12"><text:s text:c="16"/>rps_lock(sd);</text:p>
      <text:p text:style-name="P12"><text:s text:c="16"/>if (skb_queue_empty(&amp;sd-&gt;input_pkt_queue)) {</text:p>
      <text:p text:style-name="P12"><text:s text:c="24"/>/*</text:p>
      <text:p text:style-name="P12"><text:s text:c="25"/>/<text:span text:style-name="T1">*</text:span></text:p>
      <text:p text:style-name="P13"><text:s text:c="25"/>* Inline a custom version of __napi_complete().</text:p>
      <text:p text:style-name="P13"><text:s text:c="25"/>* only current cpu owns and manipulates this napi,</text:p>
      <text:p text:style-name="P13"><text:s text:c="25"/>* and NAPI_STATE_SCHED is the only possible flag set</text:p>
      <text:p text:style-name="P13"><text:s text:c="25"/>* on backlog.</text:p>
      <text:p text:style-name="P13"><text:s text:c="25"/>* We can use a plain write instead of clear_bit(),</text:p>
      <text:p text:style-name="P13"><text:s text:c="25"/>* and we dont need an smp_mb() memory barrier.</text:p>
      <text:p text:style-name="P13"><text:s text:c="25"/>*/</text:p>
      <text:p text:style-name="P13"><text:s text:c="24"/>napi-&gt;state = 0;</text:p>
      <text:p text:style-name="P13"><text:s text:c="24"/>rps_unlock(sd);</text:p>
      <text:p text:style-name="P13"><text:soft-page-break/></text:p>
      <text:p text:style-name="P13"><text:s text:c="24"/>break;</text:p>
      <text:p text:style-name="P13"><text:s text:c="16"/>}</text:p>
      <text:p text:style-name="P13"/>
      <text:p text:style-name="P13"><text:s text:c="16"/>skb_queue_splice_tail_init(&amp;sd-&gt;input_pkt_queue,</text:p>
      <text:p text:style-name="P13"><text:s text:c="43"/>&amp;sd-&gt;process_queue);</text:p>
      <text:p text:style-name="P13"><text:s text:c="16"/>rps_unlock(sd);</text:p>
      <text:p text:style-name="P13"><text:s text:c="8"/>}</text:p>
      <text:p text:style-name="P13"><text:s text:c="8"/>local_irq_enable();</text:p>
      <text:p text:style-name="P13"/>
      <text:p text:style-name="P13"><text:s text:c="8"/>return work;</text:p>
      <text:p text:style-name="P13">}</text:p>
      <text:p text:style-name="P11"/>
      <text:p text:style-name="P11"/>
      <text:p text:style-name="P11"/>
      <text:p text:style-name="P11"/>
      <text:p text:style-name="P11"/>
      <text:p text:style-name="P11"/>
      <text:p text:style-name="P14">static int __netif_receive_skb(struct sk_buff *skb)</text:p>
      <text:p text:style-name="P14">{</text:p>
      <text:p text:style-name="P14"><text:s text:c="8"/>int ret;</text:p>
      <text:p text:style-name="P14"/>
      <text:p text:style-name="P14"><text:s text:c="8"/>if (sk_memalloc_socks() &amp;&amp; skb_pfmemalloc(skb)) {</text:p>
      <text:p text:style-name="P14"><text:s text:c="16"/>unsigned long pflags = current-&gt;flags;</text:p>
      <text:p text:style-name="P14"/>
      <text:p text:style-name="P14"><text:s text:c="16"/>/*</text:p>
      <text:p text:style-name="P14"><text:s text:c="17"/>* PFMEMALLOC skbs are special, they should</text:p>
      <text:p text:style-name="P14"><text:s text:c="17"/>* - be delivered to SOCK_MEMALLOC sockets only</text:p>
      <text:p text:style-name="P14"><text:s text:c="17"/>* - stay away from userspace</text:p>
      <text:p text:style-name="P14"><text:s text:c="17"/>* - have bounded memory usage</text:p>
      <text:p text:style-name="P14"><text:s text:c="17"/>*</text:p>
      <text:p text:style-name="P14"><text:s text:c="17"/>* Use PF_MEMALLOC as this saves us from propagating the allocation</text:p>
      <text:p text:style-name="P14"><text:s text:c="17"/>* context down to all allocation sites.</text:p>
      <text:p text:style-name="P14"><text:s text:c="17"/>*/</text:p>
      <text:p text:style-name="P14"><text:s text:c="16"/>current-&gt;flags |= PF_MEMALLOC;</text:p>
      <text:p text:style-name="P14"><text:s text:c="16"/>ret = __netif_receive_skb_core(skb, true);</text:p>
      <text:p text:style-name="P14"><text:s text:c="16"/>tsk_restore_flags(current, pflags, PF_MEMALLOC);</text:p>
      <text:p text:style-name="P14"><text:s text:c="8"/>} else</text:p>
      <text:p text:style-name="P14"><text:s text:c="16"/>ret = __netif_receive_skb_core(skb, false);</text:p>
      <text:p text:style-name="P14"/>
      <text:p text:style-name="P14"><text:s text:c="8"/>return ret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3:37:53.182967287</meta:creation-date>
    <dc:date>2016-02-06T14:38:28.512187807</dc:date>
    <meta:editing-duration>PT1H30S</meta:editing-duration>
    <meta:editing-cycles>13</meta:editing-cycles>
    <meta:generator>LibreOffice/5.0.2.2$Linux_X86_64 LibreOffice_project/00m0$Build-2</meta:generator>
    <meta:document-statistic meta:table-count="0" meta:image-count="0" meta:object-count="0" meta:page-count="8" meta:paragraph-count="261" meta:word-count="788" meta:character-count="9688" meta:non-whitespace-character-count="5979"/>
  </office:meta>
</office:document-meta>
</file>